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E4000009F63CEE4D38.jpg" manifest:media-type="image/jpeg"/>
  <manifest:file-entry manifest:full-path="Pictures/1000000000000CE4000009F6638C907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1.627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family="'Ubuntu Mono'" style:font-pitch="fixed" fo:font-size="22pt" style:font-size-asian="22pt" style:font-size-complex="2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style:text-line-through-style="solid"/>
    </style:style>
    <style:style style:name="T5" style:family="text">
      <style:text-properties fo:font-family="'Ubuntu Mono'" style:font-pitch="fixed" fo:font-size="22pt" style:font-size-asian="22pt" style:font-size-complex="22pt"/>
    </style:style>
    <style:style style:name="T6" style:family="text">
      <style:text-properties fo:color="#666666" fo:font-family="'Ubuntu Mono'" style:font-pitch="fixed" fo:font-size="22pt" style:font-size-asian="22pt" style:font-size-complex="22pt"/>
    </style:style>
    <style:style style:name="T7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'Ubuntu Mono'" style:font-pitch="fixed" fo:font-size="22pt"/>
    </style:style>
    <style:style style:name="T9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ba2121" fo:font-family="'Ubuntu Mono'" style:font-pitch="fixed" fo:font-size="22pt" style:font-size-asian="22pt" style:font-size-complex="22pt"/>
    </style:style>
    <style:style style:name="T11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13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family="'Ubuntu Mono'" style:font-pitch="fixe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0000" fo:font-family="'Ubuntu Light'" style:font-pitch="variable" fo:font-size="32pt" fo:font-style="normal" style:font-style-asian="normal" style:font-style-complex="normal"/>
    </style:style>
    <style:style style:name="T18" style:family="text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T19" style:family="text">
      <style:text-properties fo:font-family="'Ubuntu Mono'" style:font-pitch="fixed" fo:font-size="22pt" style:font-size-asian="22pt"/>
    </style:style>
    <style:style style:name="T20" style:family="text">
      <style:text-properties fo:font-size="18pt"/>
    </style:style>
    <style:style style:name="T21" style:family="text">
      <style:text-properties fo:font-family="'Ubuntu Mono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Go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  <text:list-item>
                <text:p text:style-name="P3"><text:span text:style-name="T2">Also it is written by a GO Impostor ;-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While</text:span> For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2" draw:layer="layout" svg:width="10.627cm" svg:height="12.651cm" svg:x="3cm" svg:y="8.149cm">
          <draw:text-box>
            <text:p><text:span text:style-name="T5"/></text:p>
            <text:p><text:span text:style-name="T5">condition :</text:span><text:span text:style-name="T6">=</text:span><text:span text:style-name="T5"> </text:span><text:span text:style-name="T6">1</text:span></text:p>
            <text:p><text:span text:style-name="T5">For condition {</text:span></text:p>
            <text:p><text:span text:style-name="T5"><text:s text:c="4"/></text:span><text:span text:style-name="T7">// ...</text:span></text:p>
            <text:p><text:span text:style-name="T5"><text:s text:c="4"/></text:span><text:span text:style-name="T5">condition </text:span><text:span text:style-name="T6">=</text:span><text:span text:style-name="T5"> </text:span><text:span text:style-name="T6">!</text:span><text:span text:style-name="T5">condition</text:span></text:p>
            <text:p><text:span text:style-name="T5">}</text:span></text:p>
            <text:p><text:span text:style-name="T7">// condition is False</text:span></text:p>
            <text:p><text:span text:style-name="T8"/></text:p>
            <text:p><text:span text:style-name="T7">//how many OKs ?</text:span></text:p>
            <text:p><text:span text:style-name="T9">var</text:span><text:span text:style-name="T5"> count </text:span><text:span text:style-name="T6">=</text:span><text:span text:style-name="T5"> </text:span><text:span text:style-name="T6">0</text:span><text:span text:style-name="T5">;</text:span></text:p>
            <text:p><text:span text:style-name="T9">for</text:span><text:span text:style-name="T5">(confirm(</text:span><text:span text:style-name="T10">"OK???"</text:span><text:span text:style-name="T5">)) {</text:span></text:p>
            <text:p><text:span text:style-name="T5"><text:s text:c="4"/></text:span><text:span text:style-name="T5">count</text:span><text:span text:style-name="T6">++</text:span><text:span text:style-name="T5">;</text:span></text:p>
            <text:p><text:span text:style-name="T5">}</text:span></text:p>
            <text:p><text:span text:style-name="T7">// alert(count);</text:span></text:p>
            <text:p><text:span text:style-name="T8"/></text:p>
            <text:p><text:span text:style-name="T5"/></text:p>
          </draw:text-box>
        </draw:frame>
        <draw:frame draw:style-name="gr2" draw:layer="layout" svg:width="13.354cm" svg:height="11.101cm" svg:x="14cm" svg:y="8.8cm">
          <draw:text-box>
            <text:p><text:span text:style-name="T5">x :</text:span><text:span text:style-name="T6">=</text:span><text:span text:style-name="T5"> </text:span><text:span text:style-name="T6">10</text:span></text:p>
            <text:p><text:span text:style-name="T9">for</text:span><text:span text:style-name="T5"> x </text:span><text:span text:style-name="T6">&gt;</text:span><text:span text:style-name="T5"> </text:span><text:span text:style-name="T6">0</text:span><text:span text:style-name="T5"> {</text:span></text:p>
            <text:p><text:span text:style-name="T5"><text:s text:c="4"/></text:span><text:span text:style-name="T5">x = x - 1</text:span></text:p>
            <text:p><text:span text:style-name="T5">}</text:span></text:p>
            <text:p><text:span text:style-name="T7">// x is 0</text:span></text:p>
            <text:p><text:span text:style-name="T8"/></text:p>
            <text:p><text:span text:style-name="T7">// maybe you're not sure how many</text:span></text:p>
            <text:p><text:span text:style-name="T7">// iterations you need?</text:span></text:p>
            <text:p><text:span text:style-name="T5">x :</text:span><text:span text:style-name="T6">=</text:span><text:span text:style-name="T5"> </text:span><text:span text:style-name="T6">100.0</text:span></text:p>
            <text:p><text:span text:style-name="T9">for</text:span><text:span text:style-name="T5"> x </text:span><text:span text:style-name="T6">&gt;</text:span><text:span text:style-name="T5"> </text:span><text:span text:style-name="T6">1</text:span><text:span text:style-name="T5"> {</text:span></text:p>
            <text:p><text:span text:style-name="T5"><text:s text:c="4"/></text:span><text:span text:style-name="T5">x </text:span><text:span text:style-name="T6">= x /</text:span><text:span text:style-name="T5"> </text:span><text:span text:style-name="T6">3</text:span><text:span text:style-name="T5">;</text:span></text:p>
            <text:p><text:span text:style-name="T5">}</text:span></text:p>
            <text:p><text:span text:style-name="T7">// x is 0.41152263374485604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2" draw:text-style-name="P6" draw:layer="layout" svg:width="10.624cm" svg:height="8.001cm" svg:x="1.2cm" svg:y="7.8cm">
          <draw:text-box>
            <text:p><text:span text:style-name="T11">sum :</text:span><text:span text:style-name="T12">=</text:span><text:span text:style-name="T11"> </text:span><text:span text:style-name="T12">0</text:span><text:span text:style-name="T11">;</text:span></text:p>
            <text:p><text:span text:style-name="T13">for</text:span><text:span text:style-name="T11"> </text:span><text:span text:style-name="T11">i :</text:span><text:span text:style-name="T12">=</text:span><text:span text:style-name="T11"> </text:span><text:span text:style-name="T12">0</text:span><text:span text:style-name="T11"> ; i </text:span><text:span text:style-name="T12">&lt;</text:span><text:span text:style-name="T11"> </text:span><text:span text:style-name="T12">10</text:span><text:span text:style-name="T11">; i</text:span><text:span text:style-name="T12">++</text:span><text:span text:style-name="T11"> {</text:span></text:p>
            <text:p><text:span text:style-name="T11"><text:s text:c="4"/></text:span><text:span text:style-name="T11">sum </text:span><text:span text:style-name="T12">+=</text:span><text:span text:style-name="T11"> i;</text:span></text:p>
            <text:p><text:span text:style-name="T11">}</text:span></text:p>
            <text:p><text:span text:style-name="T11">// sum is 45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2" draw:text-style-name="P7" draw:layer="layout" svg:width="11.407cm" svg:height="11.876cm" svg:x="16.2cm" svg:y="7cm">
          <draw:text-box>
            <text:p><text:span text:style-name="T11"/></text:p>
            <text:p><text:span text:style-name="T11"/></text:p>
            <text:p><text:span text:style-name="T13">var</text:span><text:span text:style-name="T11"> s </text:span><text:span text:style-name="T12">=</text:span><text:span text:style-name="T11"> </text:span><text:span text:style-name="T14">""</text:span><text:span text:style-name="T11">;</text:span></text:p>
            <text:p><text:span text:style-name="T13">var</text:span><text:span text:style-name="T11"> v </text:span><text:span text:style-name="T12">=</text:span><text:span text:style-name="T11"> [</text:span><text:span text:style-name="T14">"a"</text:span><text:span text:style-name="T11">,</text:span><text:span text:style-name="T14">"b"</text:span><text:span text:style-name="T11">,</text:span><text:span text:style-name="T14">"c"</text:span><text:span text:style-name="T11">];</text:span></text:p>
            <text:p><text:span text:style-name="T13">var</text:span><text:span text:style-name="T11"> u </text:span><text:span text:style-name="T12">=</text:span><text:span text:style-name="T11"> {</text:span><text:span text:style-name="T14">"A"</text:span><text:span text:style-name="T12">:</text:span><text:span text:style-name="T14">"a"</text:span><text:span text:style-name="T11">, </text:span><text:span text:style-name="T14">"B"</text:span><text:span text:style-name="T12">:</text:span><text:span text:style-name="T14">"b"</text:span><text:span text:style-name="T11">,</text:span></text:p>
            <text:p><text:span text:style-name="T11"><text:s text:c="9"/></text:span><text:span text:style-name="T14">"C"</text:span><text:span text:style-name="T12">:</text:span><text:span text:style-name="T14">"c"</text:span><text:span text:style-name="T11">};</text:span></text:p>
            <text:p><text:span text:style-name="T13">for</text:span><text:span text:style-name="T11"> (</text:span><text:span text:style-name="T13">var</text:span><text:span text:style-name="T11"> i </text:span><text:span text:style-name="T13">in</text:span><text:span text:style-name="T11"> v) {</text:span></text:p>
            <text:p><text:span text:style-name="T11"><text:s text:c="4"/></text:span><text:span text:style-name="T11">s </text:span><text:span text:style-name="T12">+=</text:span><text:span text:style-name="T11"> v[i]; // <text:s/>over keys</text:span></text:p>
            <text:p><text:span text:style-name="T11">}</text:span></text:p>
            <text:p><text:span text:style-name="T13">for</text:span><text:span text:style-name="T11"> (</text:span><text:span text:style-name="T13">var</text:span><text:span text:style-name="T11"> i </text:span><text:span text:style-name="T13">in</text:span><text:span text:style-name="T11"> u) {</text:span></text:p>
            <text:p><text:span text:style-name="T11"><text:s text:c="4"/></text:span><text:span text:style-name="T11">s </text:span><text:span text:style-name="T12">+=</text:span><text:span text:style-name="T11"> u[i]; // <text:s/>over keys</text:span></text:p>
            <text:p><text:span text:style-name="T11">}</text:span></text:p>
            <text:p><text:span text:style-name="T11">alert(s);</text:span></text:p>
            <text:p><text:span text:style-name="T11">// s starts with abc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8" draw:layer="layout" svg:width="21.527cm" svg:height="11.876cm" svg:x="2.2cm" svg:y="9.9cm">
          <draw:text-box>
            <text:p><text:span text:style-name="T9">var</text:span><text:span text:style-name="T5"> tree </text:span><text:span text:style-name="T6">=</text:span><text:span text:style-name="T5"> {</text:span><text:span text:style-name="T10">"a"</text:span><text:span text:style-name="T6">:</text:span><text:span text:style-name="T5">{</text:span><text:span text:style-name="T10">"b"</text:span><text:span text:style-name="T6">:</text:span><text:span text:style-name="T5">{</text:span><text:span text:style-name="T10">"c"</text:span><text:span text:style-name="T6">:1</text:span><text:span text:style-name="T5">,</text:span><text:span text:style-name="T10">"d"</text:span><text:span text:style-name="T6">:2</text:span><text:span text:style-name="T5">,</text:span><text:span text:style-name="T10">"e"</text:span><text:span text:style-name="T6">:3</text:span><text:span text:style-name="T5">,</text:span><text:span text:style-name="T10">"f"</text:span><text:span text:style-name="T6">:4</text:span><text:span text:style-name="T5">},</text:span><text:span text:style-name="T10">"g"</text:span><text:span text:style-name="T6">:5</text:span><text:span text:style-name="T5">},</text:span></text:p>
            <text:p><text:span text:style-name="T10"><text:s text:c="12"/></text:span><text:span text:style-name="T10">"h"</text:span><text:span text:style-name="T6">:</text:span><text:span text:style-name="T5">{</text:span><text:span text:style-name="T10">"i"</text:span><text:span text:style-name="T6">:6</text:span><text:span text:style-name="T5">}};</text:span></text:p>
            <text:p><text:span text:style-name="T9">function</text:span><text:span text:style-name="T5"> treesum(tree) {</text:span></text:p>
            <text:p><text:span text:style-name="T5"><text:s text:c="4"/></text:span><text:span text:style-name="T9">if</text:span><text:span text:style-name="T5"> (</text:span><text:span text:style-name="T9">typeof</text:span><text:span text:style-name="T5"> tree </text:span><text:span text:style-name="T6">===</text:span><text:span text:style-name="T5"> </text:span><text:span text:style-name="T10">"number"</text:span><text:span text:style-name="T5">) {</text:span></text:p>
            <text:p><text:span text:style-name="T5"><text:s text:c="8"/></text:span><text:span text:style-name="T9">return</text:span><text:span text:style-name="T5"> tree;</text:span></text:p>
            <text:p><text:span text:style-name="T5"><text:s text:c="4"/></text:span><text:span text:style-name="T5">} </text:span><text:span text:style-name="T9">else</text:span><text:span text:style-name="T5"> {</text:span></text:p>
            <text:p><text:span text:style-name="T5"><text:s text:c="8"/></text:span><text:span text:style-name="T9">var</text:span><text:span text:style-name="T5"> sum </text:span><text:span text:style-name="T6">=</text:span><text:span text:style-name="T5"> </text:span><text:span text:style-name="T6">0</text:span><text:span text:style-name="T5">;</text:span></text:p>
            <text:p><text:span text:style-name="T5"><text:s text:c="8"/></text:span><text:span text:style-name="T9">for</text:span><text:span text:style-name="T5"> (</text:span><text:span text:style-name="T9">var</text:span><text:span text:style-name="T5"> key </text:span><text:span text:style-name="T9">in</text:span><text:span text:style-name="T5"> tree) {</text:span></text:p>
            <text:p><text:span text:style-name="T5"><text:s text:c="12"/></text:span><text:span text:style-name="T5">sum </text:span><text:span text:style-name="T6">+=</text:span><text:span text:style-name="T5"> treesum(tree[key]);</text:span></text:p>
            <text:p><text:span text:style-name="T5"><text:s text:c="8"/></text:span><text:span text:style-name="T5">}</text:span></text:p>
            <text:p><text:span text:style-name="T5"><text:s text:c="8"/></text:span><text:span text:style-name="T9">return</text:span><text:span text:style-name="T5"> sum;</text:span></text:p>
            <text:p><text:span text:style-name="T5"><text:s text:c="4"/></text:span><text:span text:style-name="T5">}</text:span></text:p>
            <text:p><text:span text:style-name="T5">}</text:span></text:p>
            <text:p><text:span text:style-name="T5">alert(treesum(tree));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5">next()</text:span> method and <text:span text:style-name="T16">has_next()</text:span></text:p>
                <text:p/>
              </text:list-item>
            </text:list>
          </draw:text-box>
        </draw:frame>
        <draw:frame draw:style-name="gr2" draw:text-style-name="P8" draw:layer="layout" svg:width="17.249cm" svg:height="14.976cm" svg:x="2cm" svg:y="7cm">
          <draw:text-box>
            <text:p><text:span text:style-name="T11"/></text:p>
            <text:p><text:span text:style-name="T11"/></text:p>
            <text:p><text:span text:style-name="T11">// OO Iterator way</text:span></text:p>
            <text:p><text:span text:style-name="T11">OnlyEvens </text:span><text:span text:style-name="T12">=</text:span><text:span text:style-name="T11"> </text:span><text:span text:style-name="T13">function</text:span><text:span text:style-name="T11">(seq) {</text:span></text:p>
            <text:p><text:span text:style-name="T11"><text:s text:c="4"/></text:span><text:span text:style-name="T13">this</text:span><text:span text:style-name="T11">.seq </text:span><text:span text:style-name="T12">=</text:span><text:span text:style-name="T11"> seq;</text:span></text:p>
            <text:p><text:span text:style-name="T11"><text:s text:c="4"/></text:span><text:span text:style-name="T13">this</text:span><text:span text:style-name="T11">.index </text:span><text:span text:style-name="T12">=</text:span><text:span text:style-name="T11"> </text:span><text:span text:style-name="T12">0</text:span><text:span text:style-name="T11">;</text:span></text:p>
            <text:p><text:span text:style-name="T11"><text:s text:c="4"/></text:span><text:span text:style-name="T11">self </text:span><text:span text:style-name="T12">=</text:span><text:span text:style-name="T11"> </text:span><text:span text:style-name="T13">this</text:span><text:span text:style-name="T11">;</text:span></text:p>
            <text:p><text:span text:style-name="T11"><text:s text:c="4"/></text:span><text:span text:style-name="T13">this</text:span><text:span text:style-name="T11">.hasNext </text:span><text:span text:style-name="T12">=</text:span><text:span text:style-name="T11"> </text:span><text:span text:style-name="T13">function</text:span><text:span text:style-name="T11">() {</text:span></text:p>
            <text:p><text:span text:style-name="T11"><text:s text:c="8"/></text:span><text:span text:style-name="T13">return</text:span><text:span text:style-name="T11"> self.index </text:span><text:span text:style-name="T12">&lt;</text:span><text:span text:style-name="T11"> self.seq.length</text:span></text:p>
            <text:p><text:span text:style-name="T11"><text:s text:c="4"/></text:span><text:span text:style-name="T11">}</text:span></text:p>
            <text:p><text:span text:style-name="T11"><text:s text:c="4"/></text:span><text:span text:style-name="T13">this</text:span><text:span text:style-name="T11">.next </text:span><text:span text:style-name="T12">=</text:span><text:span text:style-name="T11"> </text:span><text:span text:style-name="T13">function</text:span><text:span text:style-name="T11">() {</text:span></text:p>
            <text:p><text:span text:style-name="T11"><text:s text:c="8"/></text:span><text:span text:style-name="T13">var</text:span><text:span text:style-name="T11"> v </text:span><text:span text:style-name="T12">=</text:span><text:span text:style-name="T11"> self.seq[self.index];</text:span></text:p>
            <text:p><text:span text:style-name="T11"><text:s text:c="8"/></text:span><text:span text:style-name="T11">self.index </text:span><text:span text:style-name="T12">+=</text:span><text:span text:style-name="T11"> </text:span><text:span text:style-name="T12">2</text:span><text:span text:style-name="T11">;</text:span></text:p>
            <text:p><text:span text:style-name="T11"><text:s text:c="8"/></text:span><text:span text:style-name="T13">return</text:span><text:span text:style-name="T11"> v;</text:span></text:p>
            <text:p><text:span text:style-name="T11"><text:s text:c="4"/></text:span><text:span text:style-name="T11">}</text:span></text:p>
            <text:p><text:span text:style-name="T11">};</text:span></text:p>
            <text:p><text:span text:style-name="T11"/></text:p>
            <text:p><text:span text:style-name="T7"/></text:p>
            <text:p><text:span text:style-name="T7"/></text:p>
          </draw:text-box>
        </draw:frame>
        <draw:line draw:style-name="gr3" draw:text-style-name="P3" draw:layer="layout" svg:x1="15.8cm" svg:y1="11.2cm" svg:x2="15.8cm" svg:y2="6.2cm">
          <text:p/>
        </draw:line>
        <draw:frame draw:style-name="gr2" draw:layer="layout" svg:width="11.404cm" svg:height="6.451cm" svg:x="16.196cm" svg:y="6.2cm">
          <draw:text-box>
            <text:p><text:span text:style-name="T13">var</text:span><text:span text:style-name="T11"> oe </text:span><text:span text:style-name="T12">=</text:span><text:span text:style-name="T11"> </text:span><text:span text:style-name="T13">new</text:span><text:span text:style-name="T11"> OnlyEvens([</text:span><text:span text:style-name="T12">0</text:span><text:span text:style-name="T11">,</text:span><text:span text:style-name="T12">1</text:span><text:span text:style-name="T11">,</text:span></text:p>
            <text:p><text:span text:style-name="T11"><text:s text:c="7"/></text:span><text:span text:style-name="T12">2</text:span><text:span text:style-name="T11">,</text:span><text:span text:style-name="T12">3</text:span><text:span text:style-name="T11">,</text:span><text:span text:style-name="T12">4</text:span><text:span text:style-name="T11">,</text:span><text:span text:style-name="T12">5</text:span><text:span text:style-name="T11">,</text:span><text:span text:style-name="T12">6</text:span><text:span text:style-name="T11">,</text:span><text:span text:style-name="T12">7</text:span><text:span text:style-name="T11">,</text:span><text:span text:style-name="T12">8</text:span><text:span text:style-name="T11">,</text:span><text:span text:style-name="T12">9</text:span><text:span text:style-name="T11">,</text:span><text:span text:style-name="T12">10</text:span><text:span text:style-name="T11">]);</text:span></text:p>
            <text:p><text:span text:style-name="T13">var</text:span><text:span text:style-name="T11"> s </text:span><text:span text:style-name="T12">=</text:span><text:span text:style-name="T11"> </text:span><text:span text:style-name="T14">""</text:span><text:span text:style-name="T11">;</text:span></text:p>
            <text:p><text:span text:style-name="T13">while</text:span><text:span text:style-name="T11"> (oe.hasNext()) {</text:span></text:p>
            <text:p><text:span text:style-name="T11"><text:s text:c="4"/></text:span><text:span text:style-name="T11">s </text:span><text:span text:style-name="T12">+=</text:span><text:span text:style-name="T11"> oe.next();</text:span></text:p>
            <text:p><text:span text:style-name="T11">}</text:span></text:p>
            <text:p><text:span text:style-name="T11">alert(s);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 Channel Iterat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e <text:a xlink:href="https://sites.google.com/site/gopatterns/object-oriented/iterators" xlink:type="simple">https://sites.google.com/site/gopatterns/object-oriented/iterators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</text:list-item>
              <text:list-item>
                <text:p><text:span text:style-name="T17">Note: JS map has extra paremeters only send in 1 parameter functions!!!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2" draw:text-style-name="P6" draw:layer="layout" svg:width="13.353cm" svg:height="14.201cm" svg:x="2.174cm" svg:y="5.374cm">
          <draw:text-box>
            <text:p><text:span text:style-name="T11">// add 1 to a list</text:span></text:p>
            <text:p><text:span text:style-name="T13">var</text:span><text:span text:style-name="T11"> v </text:span><text:span text:style-name="T12">=</text:span><text:span text:style-name="T11"> [</text:span><text:span text:style-name="T12">1</text:span><text:span text:style-name="T11">,</text:span><text:span text:style-name="T12">2</text:span><text:span text:style-name="T11">,</text:span><text:span text:style-name="T12">3</text:span><text:span text:style-name="T11">,</text:span><text:span text:style-name="T12">4</text:span><text:span text:style-name="T11">,</text:span><text:span text:style-name="T12">5</text:span><text:span text:style-name="T11">];</text:span></text:p>
            <text:p><text:span text:style-name="T13">function</text:span><text:span text:style-name="T11"> inc(x) { </text:span><text:span text:style-name="T13">return</text:span><text:span text:style-name="T11"> </text:span><text:span text:style-name="T12">1</text:span><text:span text:style-name="T11"> </text:span><text:span text:style-name="T12">+</text:span><text:span text:style-name="T11"> x; }</text:span></text:p>
            <text:p><text:span text:style-name="T13">var</text:span><text:span text:style-name="T11"> u </text:span><text:span text:style-name="T12">=</text:span><text:span text:style-name="T11"> v.map(inc);</text:span></text:p>
            <text:p><text:span text:style-name="T11">// alert(u); 2,3,4,5,6</text:span></text:p>
            <text:p><text:span text:style-name="T11">// alert(v); 1,2,3,4,5</text:span></text:p>
            <text:p><text:span text:style-name="T11"/></text:p>
            <text:p><text:span text:style-name="T13">function</text:span><text:span text:style-name="T11"> basename(path) {</text:span></text:p>
            <text:p><text:span text:style-name="T11"><text:s text:c="4"/></text:span><text:span text:style-name="T13">var</text:span><text:span text:style-name="T11"> sp </text:span><text:span text:style-name="T12">=</text:span><text:span text:style-name="T11"> path.split(</text:span><text:span text:style-name="T14">"/"</text:span><text:span text:style-name="T11">);</text:span></text:p>
            <text:p><text:span text:style-name="T11"><text:s text:c="4"/></text:span><text:span text:style-name="T13">return</text:span><text:span text:style-name="T11"> sp[sp.length </text:span><text:span text:style-name="T12">-</text:span><text:span text:style-name="T11"> </text:span><text:span text:style-name="T12">1</text:span><text:span text:style-name="T11">];</text:span></text:p>
            <text:p><text:span text:style-name="T11">}</text:span></text:p>
            <text:p><text:span text:style-name="T13">var</text:span><text:span text:style-name="T11"> v </text:span><text:span text:style-name="T12">=</text:span><text:span text:style-name="T11"> [</text:span><text:span text:style-name="T14">"/home"</text:span><text:span text:style-name="T11">,</text:span><text:span text:style-name="T14">"/file"</text:span><text:span text:style-name="T11">,</text:span></text:p>
            <text:p><text:span text:style-name="T11"><text:s text:c="9"/></text:span><text:span text:style-name="T14">"/usr/local"</text:span><text:span text:style-name="T11">];</text:span></text:p>
            <text:p><text:span text:style-name="T13">var</text:span><text:span text:style-name="T11"> u </text:span><text:span text:style-name="T12">=</text:span><text:span text:style-name="T11"> v.map(basename);</text:span></text:p>
            <text:p><text:span text:style-name="T11">// u = ['home','file','local']</text:span></text:p>
            <text:p><text:span text:style-name="T11"/></text:p>
            <text:p><text:span text:style-name="T11"/></text:p>
            <text:p><text:span text:style-name="T18"/></text:p>
          </draw:text-box>
        </draw:frame>
        <draw:frame draw:style-name="gr2" draw:layer="layout" svg:width="13.355cm" svg:height="9.551cm" svg:x="15.045cm" svg:y="8.049cm">
          <draw:text-box>
            <text:p><text:span text:style-name="T13">function</text:span><text:span text:style-name="T11"> GET(url) {</text:span></text:p>
            <text:p><text:span text:style-name="T11"><text:s text:c="4"/></text:span><text:span text:style-name="T13">var</text:span><text:span text:style-name="T11"> request </text:span><text:span text:style-name="T12">=</text:span><text:span text:style-name="T11"> </text:span><text:span text:style-name="T13">new</text:span><text:span text:style-name="T11"> </text:span></text:p>
            <text:p><text:span text:style-name="T11"><text:s text:c="10"/></text:span><text:span text:style-name="T11">XMLHttpRequest();</text:span></text:p>
            <text:p><text:span text:style-name="T11"><text:s text:c="4"/></text:span><text:span text:style-name="T11">request.open(</text:span><text:span text:style-name="T14">"GET"</text:span><text:span text:style-name="T11">, </text:span></text:p>
            <text:p><text:span text:style-name="T11"><text:s text:c="10"/></text:span><text:span text:style-name="T11">url, </text:span><text:span text:style-name="T13">false</text:span><text:span text:style-name="T11">);</text:span></text:p>
            <text:p><text:span text:style-name="T11"><text:s text:c="4"/></text:span><text:span text:style-name="T11">request.send(</text:span><text:span text:style-name="T13">null</text:span><text:span text:style-name="T11">);</text:span></text:p>
            <text:p><text:span text:style-name="T11"><text:s text:c="4"/></text:span><text:span text:style-name="T13">return</text:span><text:span text:style-name="T11"> request.responseText;</text:span></text:p>
            <text:p><text:span text:style-name="T11">}</text:span></text:p>
            <text:p><text:span text:style-name="T13">var</text:span><text:span text:style-name="T11"> urls </text:span><text:span text:style-name="T12">=</text:span><text:span text:style-name="T11"> [</text:span><text:span text:style-name="T14">"</text:span><text:span text:style-name="T14"><text:a xlink:href="http://cbc.ca/" xlink:type="simple">http://cbc.ca</text:a></text:span><text:span text:style-name="T14">"</text:span><text:span text:style-name="T11">,</text:span></text:p>
            <text:p><text:span text:style-name="T11"><text:s text:c="12"/></text:span><text:span text:style-name="T14">"</text:span><text:span text:style-name="T14"><text:a xlink:href="http://gc.ca/" xlink:type="simple">http://gc.ca</text:a></text:span><text:span text:style-name="T14">"</text:span><text:span text:style-name="T11">,</text:span></text:p>
            <text:p><text:span text:style-name="T11"><text:s text:c="12"/></text:span><text:span text:style-name="T14">"http://alberta.ca"</text:span><text:span text:style-name="T11">];</text:span></text:p>
            <text:p><text:span text:style-name="T13">var</text:span><text:span text:style-name="T11"> pages </text:span><text:span text:style-name="T12">=</text:span><text:span text:style-name="T11"> urls.map(GET);</text:span></text:p>
          </draw:text-box>
        </draw:frame>
        <draw:line draw:style-name="gr3" draw:text-style-name="P3" draw:layer="layout" svg:x1="14.8cm" svg:y1="8.4cm" svg:x2="14.8cm" svg:y2="17.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2" draw:layer="layout" svg:width="25.813cm" svg:height="11.101cm" svg:x="2.396cm" svg:y="9.01cm">
          <draw:text-box>
            <text:p><text:span text:style-name="T7"/></text:p>
            <text:p><text:span text:style-name="T5"/></text:p>
            <text:p><text:span text:style-name="T9">function</text:span><text:span text:style-name="T5"> sum(l) {</text:span></text:p>
            <text:p><text:span text:style-name="T5"><text:s text:c="4"/></text:span><text:span text:style-name="T9">var</text:span><text:span text:style-name="T5"> sum </text:span><text:span text:style-name="T6">=</text:span><text:span text:style-name="T5"> </text:span><text:span text:style-name="T6">0.0</text:span><text:span text:style-name="T5">;</text:span></text:p>
            <text:p><text:span text:style-name="T5"><text:s text:c="4"/></text:span><text:span text:style-name="T9">for</text:span><text:span text:style-name="T5"> (</text:span><text:span text:style-name="T9">var</text:span><text:span text:style-name="T5"> i </text:span><text:span text:style-name="T9">in</text:span><text:span text:style-name="T5"> l) {</text:span></text:p>
            <text:p><text:span text:style-name="T5"><text:s text:c="4"/></text:span><text:span text:style-name="T5"><text:tab/></text:span><text:span text:style-name="T5">sum </text:span><text:span text:style-name="T6">+=</text:span><text:span text:style-name="T5"> l[i];</text:span></text:p>
            <text:p><text:span text:style-name="T5"><text:s text:c="4"/></text:span><text:span text:style-name="T5">}</text:span></text:p>
            <text:p><text:span text:style-name="T5"><text:s text:c="4"/></text:span><text:span text:style-name="T9">return</text:span><text:span text:style-name="T5"> sum;</text:span></text:p>
            <text:p><text:span text:style-name="T5">}</text:span></text:p>
            <text:p><text:span text:style-name="T9">function</text:span><text:span text:style-name="T5"> sqr(v) { </text:span><text:span text:style-name="T9">return</text:span><text:span text:style-name="T5"> v </text:span><text:span text:style-name="T6">*</text:span><text:span text:style-name="T5"> v; }</text:span></text:p>
            <text:p><text:span text:style-name="T5">alert(sum(range(</text:span><text:span text:style-name="T6">1</text:span><text:span text:style-name="T5">,</text:span><text:span text:style-name="T6">100</text:span><text:span text:style-name="T5">).map(sqr)));</text:span></text:p>
            <text:p><text:span text:style-name="T9">var</text:span><text:span text:style-name="T5"> p </text:span><text:span text:style-name="T6">=</text:span><text:span text:style-name="T5"> </text:span><text:span text:style-name="T9">new</text:span><text:span text:style-name="T5"> Parallel(range(</text:span><text:span text:style-name="T6">1</text:span><text:span text:style-name="T5">,</text:span><text:span text:style-name="T6">100</text:span><text:span text:style-name="T5">));</text:span><text:span text:style-name="T7">//this could mean 100 workers!</text:span></text:p>
            <text:p><text:span text:style-name="T5">p.map(sqr).then(</text:span><text:span text:style-name="T9">function</text:span><text:span text:style-name="T5">(d) { alert(</text:span><text:span text:style-name="T10">"what"</text:span><text:span text:style-name="T6">+</text:span><text:span text:style-name="T5">sum(d)); });</text:span></text:p>
            <text:p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4" draw:text-style-name="P8" draw:layer="layout" svg:width="25.815cm" svg:height="11.877cm" svg:x="1.2cm" svg:y="6.4cm">
          <draw:text-box>
            <text:p><text:span text:style-name="T5"/></text:p>
            <text:p><text:span text:style-name="T7"/></text:p>
            <text:p><text:span text:style-name="T7">// You need proper URLs and permission!</text:span></text:p>
            <text:p><text:span text:style-name="T9">var</text:span><text:span text:style-name="T5"> urls = [</text:span><text:span text:style-name="T10">"</text:span><text:span text:style-name="T10"><text:a xlink:href="../../../../../map.html" xlink:type="simple">file:///./map.html</text:a></text:span><text:span text:style-name="T10">"</text:span><text:span text:style-name="T5">,</text:span></text:p>
            <text:p><text:span text:style-name="T10"><text:s text:c="12"/></text:span><text:span text:style-name="T10">"file:///./map.html"</text:span><text:span text:style-name="T5">,</text:span><text:span text:style-name="T10">"file:///./map.html"</text:span><text:span text:style-name="T5">];</text:span></text:p>
            <text:p><text:span text:style-name="T9">var</text:span><text:span text:style-name="T5"> urls </text:span><text:span text:style-name="T6">=</text:span><text:span text:style-name="T5"> [</text:span><text:span text:style-name="T10">"http://cbc.ca"</text:span><text:span text:style-name="T5">,</text:span><text:span text:style-name="T10">"http://gc.ca"</text:span><text:span text:style-name="T5">,</text:span><text:span text:style-name="T10">"http://alberta.ca"</text:span><text:span text:style-name="T5">];</text:span></text:p>
            <text:p><text:span text:style-name="T9">new</text:span><text:span text:style-name="T5"> Parallel(urls).map(GET).then(alert);</text:span></text:p>
            <text:p><text:span text:style-name="T19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2" draw:layer="layout" svg:width="19.975cm" svg:height="5.676cm" svg:x="4.003cm" svg:y="14.551cm">
          <draw:text-box>
            <text:p><text:span text:style-name="T9">var</text:span><text:span text:style-name="T5"> v </text:span><text:span text:style-name="T6">=</text:span><text:span text:style-name="T5"> [</text:span><text:span text:style-name="T6">1</text:span><text:span text:style-name="T5">,</text:span><text:span text:style-name="T6">2</text:span><text:span text:style-name="T5">,</text:span><text:span text:style-name="T6">3</text:span><text:span text:style-name="T5">,</text:span><text:span text:style-name="T6">4</text:span><text:span text:style-name="T5">,</text:span><text:span text:style-name="T6">5</text:span><text:span text:style-name="T5">,</text:span><text:span text:style-name="T6">6</text:span><text:span text:style-name="T5">,</text:span><text:span text:style-name="T6">7</text:span><text:span text:style-name="T5">,</text:span><text:span text:style-name="T6">8</text:span><text:span text:style-name="T5">,</text:span><text:span text:style-name="T6">9</text:span><text:span text:style-name="T5">];</text:span></text:p>
            <text:p><text:span text:style-name="T5">alert(v.reduce(</text:span><text:span text:style-name="T9">function</text:span><text:span text:style-name="T5">(x,y) { </text:span><text:span text:style-name="T9">return</text:span><text:span text:style-name="T5"> x </text:span><text:span text:style-name="T6">+</text:span><text:span text:style-name="T5"> y }));</text:span></text:p>
            <text:p><text:span text:style-name="T9">function</text:span><text:span text:style-name="T5"> sum(l) {</text:span></text:p>
            <text:p><text:span text:style-name="T5"><text:s text:c="4"/></text:span><text:span text:style-name="T9">return</text:span><text:span text:style-name="T5"> l.reduce(</text:span><text:span text:style-name="T9">function</text:span><text:span text:style-name="T5">(x,y) {</text:span><text:span text:style-name="T9">return</text:span><text:span text:style-name="T5"> x </text:span><text:span text:style-name="T6">+</text:span><text:span text:style-name="T5"> y});</text:span></text:p>
            <text:p><text:span text:style-name="T5">}</text:span></text:p>
            <text:p><text:span text:style-name="T5">alert(sum(v));</text:span></text:p>
            <text:p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2" draw:layer="layout" svg:width="22.308cm" svg:height="9.551cm" svg:x="2.675cm" svg:y="6.061cm">
          <draw:text-box>
            <text:p><text:span text:style-name="T7">// http://adambom.github.io/parallel.js/</text:span></text:p>
            <text:p><text:span text:style-name="T6">&lt;</text:span><text:span text:style-name="T5">script src</text:span><text:span text:style-name="T6">=</text:span><text:span text:style-name="T10">"parallel.js"</text:span><text:span text:style-name="T6">&gt;&lt;</text:span><text:span text:style-name="T5">/script&gt;</text:span></text:p>
            <text:p><text:span text:style-name="T6">&lt;</text:span><text:span text:style-name="T5">script</text:span><text:span text:style-name="T6">&gt;</text:span></text:p>
            <text:p><text:span text:style-name="T9">function</text:span><text:span text:style-name="T6"> sum(l) {</text:span></text:p>
            <text:p><text:span text:style-name="T5"><text:s text:c="4"/></text:span><text:span text:style-name="T9">return</text:span><text:span text:style-name="T5"> l.reduce(</text:span><text:span text:style-name="T9">function</text:span><text:span text:style-name="T5">(x,y) {</text:span><text:span text:style-name="T9">return</text:span><text:span text:style-name="T5"> x </text:span><text:span text:style-name="T6">+</text:span><text:span text:style-name="T5"> y});</text:span></text:p>
            <text:p><text:span text:style-name="T5">}</text:span></text:p>
            <text:p><text:span text:style-name="T5">// split the job up in 3 parts</text:span></text:p>
            <text:p><text:span text:style-name="T9">var</text:span><text:span text:style-name="T5"> p </text:span><text:span text:style-name="T6">=</text:span><text:span text:style-name="T5"> </text:span><text:span text:style-name="T9">new</text:span><text:span text:style-name="T5"> Parallel([range(</text:span><text:span text:style-name="T6">1</text:span><text:span text:style-name="T5">,</text:span><text:span text:style-name="T6">10000</text:span><text:span text:style-name="T5">),range(</text:span><text:span text:style-name="T6">10001</text:span><text:span text:style-name="T5">,</text:span><text:span text:style-name="T6">20000</text:span><text:span text:style-name="T5">),</text:span></text:p>
            <text:p><text:span text:style-name="T5">range(</text:span><text:span text:style-name="T6">20001</text:span><text:span text:style-name="T5">,</text:span><text:span text:style-name="T6">30000</text:span><text:span text:style-name="T5">)]);</text:span></text:p>
            <text:p><text:span text:style-name="T5">p.map(sum).reduce(sum).then(alert);</text:span></text:p>
            <text:p><text:span text:style-name="T19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5" draw:text-style-name="P9" draw:layer="layout" svg:width="1.6cm" svg:height="1.494cm" svg:x="20.4cm" svg:y="15.4cm">
          <text:p text:style-name="P3"><text:span text:style-name="T20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6cm" svg:height="1.494cm" svg:x="18.4cm" svg:y="17.906cm">
          <text:p text:style-name="P3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6cm" svg:height="1.494cm" svg:x="20.6cm" svg:y="17.906cm">
          <text:p text:style-name="P3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6cm" svg:height="1.494cm" svg:x="22.8cm" svg:y="17.906cm">
          <text:p text:style-name="P3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8cm" svg:y1="16.8cm" svg:x2="19.6cm" svg:y2="18.2cm">
          <text:p/>
        </draw:line>
        <draw:line draw:style-name="gr6" draw:text-style-name="P3" draw:layer="layout" svg:x1="21.2cm" svg:y1="16.894cm" svg:x2="21.4cm" svg:y2="18cm">
          <text:p/>
        </draw:line>
        <draw:line draw:style-name="gr6" draw:text-style-name="P3" draw:layer="layout" svg:x1="21.8cm" svg:y1="16.6cm" svg:x2="23.8cm" svg:y2="18cm">
          <text:p/>
        </draw:line>
        <draw:frame draw:style-name="gr2" draw:text-style-name="P10" draw:layer="layout" svg:width="1.035cm" svg:height="0.962cm" svg:x="18.8cm" svg:y="19.8cm">
          <draw:text-box>
            <text:p><text:span text:style-name="T20">...</text:span></text:p>
          </draw:text-box>
        </draw:frame>
        <draw:frame draw:style-name="gr2" draw:text-style-name="P10" draw:layer="layout" svg:width="1.035cm" svg:height="0.962cm" svg:x="20.965cm" svg:y="19.8cm">
          <draw:text-box>
            <text:p><text:span text:style-name="T20">...</text:span></text:p>
          </draw:text-box>
        </draw:frame>
        <draw:frame draw:style-name="gr2" draw:text-style-name="P10" draw:layer="layout" svg:width="1.035cm" svg:height="0.962cm" svg:x="23.165cm" svg:y="19.8cm">
          <draw:text-box>
            <text:p><text:span text:style-name="T20">...</text:span></text:p>
          </draw:text-box>
        </draw:frame>
        <draw:line draw:style-name="gr6" draw:text-style-name="P3" draw:layer="layout" svg:x1="18.8cm" svg:y1="19.2cm" svg:x2="18.4cm" svg:y2="20.4cm">
          <text:p/>
        </draw:line>
        <draw:line draw:style-name="gr6" draw:text-style-name="P3" draw:layer="layout" svg:x1="19.6cm" svg:y1="19.2cm" svg:x2="19.835cm" svg:y2="20.4cm">
          <text:p/>
        </draw:line>
        <draw:line draw:style-name="gr6" draw:text-style-name="P3" draw:layer="layout" svg:x1="21cm" svg:y1="19.2cm" svg:x2="20.8cm" svg:y2="20.4cm">
          <text:p/>
        </draw:line>
        <draw:line draw:style-name="gr6" draw:text-style-name="P3" draw:layer="layout" svg:x1="21.6cm" svg:y1="19.2cm" svg:x2="22.2cm" svg:y2="20.4cm">
          <text:p/>
        </draw:line>
        <draw:line draw:style-name="gr6" draw:text-style-name="P3" draw:layer="layout" svg:x1="23.4cm" svg:y1="19.2cm" svg:x2="22.8cm" svg:y2="20.4cm">
          <text:p/>
        </draw:line>
        <draw:line draw:style-name="gr6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Go iteration:</text:p>
                <text:list>
                  <text:list-item>
                    <text:p>For <text:s/>/ Iterators / Range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 Spec <text:a xlink:href="http://golang.org/ref/spec" xlink:type="simple">http://golang.org/ref/spec</text:a></text:p>
              </text:list-item>
              <text:list-item>
                <text:p>Eleanor McHugh - Going Loopy: Iteration in Go</text:p>
                <text:p><text:a xlink:href="https://www.youtube.com/watch?v=RFIOSjkB-j8" xlink:type="simple">https://www.youtube.com/watch?v=RFIOSjkB-j8</text:a></text:p>
                <text:p><text:a xlink:href="http://www.slideshare.net/feyeleanor/presentation-28920130" xlink:type="simple">http://www.slideshare.net/feyeleanor/presentation-28920130</text:a></text:p>
              </text:list-item>
              <text:list-item>
                <text:p><text:span text:style-name="T21"><text:a xlink:href="https://stackoverflow.com/questions/12363030/read-from-initial-stdin-in-go" xlink:type="simple">https://stackoverflow.com/questions/12363030/read-from-initial-stdin-in-go</text:a></text:span></text:p>
              </text:list-item>
              <text:list-item>
                <text:p><text:span text:style-name="T21">Go Language Patterns </text:span><text:span text:style-name="T21"><text:a xlink:href="https://sites.google.com/site/gopatterns/object-oriented/iterators" xlink:type="simple">https://sites.google.com/site/gopatterns/object-oriented/iterators</text:a></text:span></text:p>
              </text:list-item>
              <text:list-item>
                <text:p><text:span text:style-name="T21">Iterators in Go </text:span><text:span text:style-name="T21"><text:a xlink:href="http://ewencp.org/blog/golang-iterators/" xlink:type="simple">http://ewencp.org/blog/golang-iterators/</text:a></text:span></text:p>
              </text:list-item>
              <text:list-item>
                <text:p><text:span text:style-name="T21">Map in Go https://groups.google.com/forum/#!topic/golang-nuts/RKymTuSCHS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s and break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abel1:</text:p>
              </text:list-item>
              <text:list-item>
                <text:p>break Label1 // break the the loop at label1</text:p>
              </text:list-item>
              <text:list-item>
                <text:p>Label2:</text:p>
              </text:list-item>
              <text:list-item>
                <text:p>continue Label2 //advance next loop with Label2 lab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to Label2 // goto Label2 if it isn't in a block</text:p>
                <text:p><text:s text:c="24"/>// must be same scope <text:s text:c="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3T16:04:18</meta:creation-date>
    <dc:date>2014-02-24T17:46:39</dc:date>
    <dc:creator>Abram Hindle</dc:creator>
    <meta:editing-duration>P1DT15H24M48S</meta:editing-duration>
    <meta:editing-cycles>43</meta:editing-cycles>
    <meta:generator>LibreOffice/3.5$Linux_X86_64 LibreOffice_project/350m1$Build-2</meta:generator>
    <meta:document-statistic meta:object-count="149"/>
  </office:meta>
</office:document-meta>
</file>